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cd3" officeooo:paragraph-rsid="001ddc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feitos em repositório indicado no course:</text:p>
      <text:p text:style-name="P1"/>
      <text:p text:style-name="P1">https://github.com/AirelRibeiro/exercise-magic-ca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22:07:13.161833499</meta:creation-date>
    <dc:date>2022-03-23T22:07:59.396747253</dc:date>
    <meta:editing-duration>PT48S</meta:editing-duration>
    <meta:editing-cycles>1</meta:editing-cycles>
    <meta:document-statistic meta:table-count="0" meta:image-count="0" meta:object-count="0" meta:page-count="1" meta:paragraph-count="2" meta:word-count="8" meta:character-count="103" meta:non-whitespace-character-count="97"/>
    <meta:generator>LibreOffice/7.2.5.2$Linux_X86_64 LibreOffice_project/20$Build-2</meta:generator>
  </office:meta>
</office:document-meta>
</file>